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UnitLocation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AntLocation</text:p>
          </table:table-cell>
          <table:table-cell office:value-type="string" calcext:value-type="string">
            <text:p>EPO</text:p>
          </table:table-cell>
          <table:table-cell office:value-type="string" calcext:value-type="string">
            <text:p>StartFrom</text:p>
          </table:table-cell>
          <table:table-cell office:value-type="string" calcext:value-type="string">
            <text:p>TTFF1</text:p>
          </table:table-cell>
          <table:table-cell office:value-type="string" calcext:value-type="string">
            <text:p>TTFF2</text:p>
          </table:table-cell>
          <table:table-cell office:value-type="string" calcext:value-type="string">
            <text:p>TTFF3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Cyc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ctory</text:p>
          </table:table-cell>
          <table:table-cell table:number-columns-repeated="3"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set</text:p>
          </table:table-cell>
          <table:table-cell table:number-columns-repeated="3" table:style-name="ce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werCyc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float" office:value="590" calcext:value-type="float">
            <text:p>590</text:p>
          </table:table-cell>
          <table:table-cell office:value-type="float" office:value="367" calcext:value-type="float">
            <text:p>36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Cycl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ctory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set</text:p>
          </table:table-cell>
          <table:table-cell table:number-columns-repeated="3"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werCycl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float" office:value="420" calcext:value-type="float">
            <text:p>420</text:p>
          </table:table-cell>
          <table:table-cell office:value-type="float" office:value="335" calcext:value-type="float">
            <text:p>335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Cycl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ctory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set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werCycl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3600*</text:p>
          </table:table-cell>
          <table:table-cell/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Cyc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ctory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set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werCycl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 style:data-style-name="N2" text:time-value="17:42:10.786078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Joseph</meta:initial-creator>
    <meta:creation-date>2015-02-14T15:14:46.812491543</meta:creation-date>
    <dc:date>2015-02-18T17:42:33.434602624</dc:date>
    <dc:creator>George Joseph</dc:creator>
    <meta:editing-duration>PT3H19M48S</meta:editing-duration>
    <meta:editing-cycles>14</meta:editing-cycles>
    <meta:generator>LibreOffice/4.3.5.2.0$Linux_X86_64 LibreOffice_project/430$Build-2</meta:generator>
    <meta:document-statistic meta:table-count="2" meta:cell-count="199" meta:object-count="0"/>
  </office:meta>
</office:document-meta>
</file>